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frame draw:z-index="0" draw:style-name="gr1" draw:text-style-name="P1" svg:width="15.999cm" svg:height="8.999cm" svg:x="4.616cm" svg:y="0.1cm">
            <draw:object draw:notify-on-update-of-ranges="Blad1.A1:Blad1.A640 Blad1.B1:Blad1.B6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4" calcext:value-type="float">
            <text:p>29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6" calcext:value-type="float">
            <text:p>32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7" calcext:value-type="float">
            <text:p>4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1" calcext:value-type="float">
            <text:p>49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string" calcext:value-type="string">
            <text:p>Ansats B = F2 * A^2 + F1 * A + C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[.B639]" office:value-type="float" office:value="272606" calcext:value-type="float">
            <text:p>272606</text:p>
          </table:table-cell>
          <table:table-cell/>
          <table:table-cell office:value-type="string" calcext:value-type="string">
            <text:p>F2 * A1 ^ 2 + F1 *A1 +C = 27260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A1</text:p>
          </table:table-cell>
          <table:table-cell table:formula="of:=[.A639]" office:value-type="float" office:value="639" calcext:value-type="float">
            <text:p>639</text:p>
          </table:table-cell>
          <table:table-cell/>
          <table:table-cell office:value-type="string" calcext:value-type="string">
            <text:p>F2 = (272606-F1*A1-C)/A1^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string" calcext:value-type="string">
            <text:p>A1^2</text:p>
          </table:table-cell>
          <table:table-cell table:formula="of:=[.F35]*[.F35]" office:value-type="float" office:value="408321" calcext:value-type="float">
            <text:p>40832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4" calcext:value-type="float">
            <text:p>894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[.B630]" office:value-type="float" office:value="265005" calcext:value-type="float">
            <text:p>265005</text:p>
          </table:table-cell>
          <table:table-cell/>
          <table:table-cell office:value-type="string" calcext:value-type="string">
            <text:p>F2 * A2 ^ 2 + F1 * A2 +C = 2650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formula="of:=[.A630]" office:value-type="float" office:value="630" calcext:value-type="float">
            <text:p>630</text:p>
          </table:table-cell>
          <table:table-cell/>
          <table:table-cell office:value-type="string" calcext:value-type="string">
            <text:p>(272606 / A1^2 – F1 * A1 / A1^2 – C / A1^2 ) *A2^2 + F1 * A2 + C = 26500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string" calcext:value-type="string">
            <text:p>A2^2</text:p>
          </table:table-cell>
          <table:table-cell table:formula="of:=[.F40]*[.F40]" office:value-type="float" office:value="396900" calcext:value-type="float">
            <text:p>396900</text:p>
          </table:table-cell>
          <table:table-cell/>
          <table:table-cell office:value-type="string" calcext:value-type="string">
            <text:p>272606 * A2^2 / A1^2 – F1 * A2^2 / A1 – C * A2^2 / A1^2 +F1*A2 +C = 26500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7" calcext:value-type="float">
            <text:p>1107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F1 * (A2 – A2^2/A1) = 265005 -272606 * A2^2 / A1^2 + C * (A2^2 / A1^2 -1)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46" calcext:value-type="float">
            <text:p>1146</text:p>
          </table:table-cell>
          <table:table-cell table:number-columns-repeated="5"/>
          <table:table-cell office:value-type="string" calcext:value-type="string">
            <text:p>F1 = ( 265005 -272606 * A2^2 / A1^2 + C * (A2^2 / A1^2 -1) ) / (A2 – A2^2/A1)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96" calcext:value-type="float">
            <text:p>1196</text:p>
          </table:table-cell>
          <table:table-cell table:number-columns-repeated="5"/>
          <table:table-cell office:value-type="string" calcext:value-type="string">
            <text:p>F1 = ( 265005 -272606 * A2^2 / A1^2 <text:s/>) / <text:s/>(A2 – A2^2/A1) <text:s/>+ C * (A2^2 / A1^2 -1) ) / <text:s/>(A2 – A2^2/A1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56" calcext:value-type="float">
            <text:p>1256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24" calcext:value-type="float">
            <text:p>1324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83" calcext:value-type="float">
            <text:p>1383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[.B635]" office:value-type="float" office:value="269703" calcext:value-type="float">
            <text:p>269703</text:p>
          </table:table-cell>
          <table:table-cell/>
          <table:table-cell office:value-type="string" calcext:value-type="string">
            <text:p>F2 * 396900 <text:s/>+ F1 * 630 +C = 26500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64" calcext:value-type="float">
            <text:p>1464</text:p>
          </table:table-cell>
          <table:table-cell table:number-columns-repeated="2"/>
          <table:table-cell office:value-type="string" calcext:value-type="string">
            <text:p>A3</text:p>
          </table:table-cell>
          <table:table-cell table:formula="of:=[.A635]" office:value-type="float" office:value="635" calcext:value-type="float">
            <text:p>635</text:p>
          </table:table-cell>
          <table:table-cell/>
          <table:table-cell office:value-type="string" calcext:value-type="string">
            <text:p>C = 265005 – F2 * 396900 – F1 * 63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A3^2</text:p>
          </table:table-cell>
          <table:table-cell table:formula="of:=[.F48]*[.F48]" office:value-type="float" office:value="403225" calcext:value-type="float">
            <text:p>403225</text:p>
          </table:table-cell>
          <table:table-cell/>
          <table:table-cell office:value-type="string" calcext:value-type="string">
            <text:p>C = 265005 – ( 272606 / A1^2 - ( F1 / A1 ) - C / A1^2 ) * 396900 – F1 * 63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94" calcext:value-type="float">
            <text:p>1594</text:p>
          </table:table-cell>
          <table:table-cell table:number-columns-repeated="5"/>
          <table:table-cell office:value-type="string" calcext:value-type="string">
            <text:p>C = 265005 – ( 272606 / A1^2 - ( F1 / A1 )) * 396900 - <text:s/>C * 396900 / A1^2 <text:s/>– F1 * 63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53" calcext:value-type="float">
            <text:p>1653</text:p>
          </table:table-cell>
          <table:table-cell table:number-columns-repeated="5"/>
          <table:table-cell office:value-type="string" calcext:value-type="string">
            <text:p>C * ( 1 + 396900 / A1^2 ) = 265005 – ( 272606 / A1^2 - ( F1 / A1 )) * 396900 <text:s/>– F1 * 63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35" calcext:value-type="float">
            <text:p>1735</text:p>
          </table:table-cell>
          <table:table-cell table:number-columns-repeated="5"/>
          <table:table-cell office:value-type="string" calcext:value-type="string">
            <text:p>C * ( 1 + 396900 / A1^2 ) = 265005 – 396900 * 272606 / A1^2 - ( F1 / A1 ) * 396900 <text:s/>– F1 * 63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05" calcext:value-type="float">
            <text:p>1805</text:p>
          </table:table-cell>
          <table:table-cell table:number-columns-repeated="5"/>
          <table:table-cell office:value-type="string" calcext:value-type="string">
            <text:p>C * ( 1 + 396900 / A1^2 ) = 265005 – 396900 * 272606 / A1^2 - <text:s/>( <text:s/>396900 / A1 – 630 ) * F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53" calcext:value-type="float">
            <text:p>1853</text:p>
          </table:table-cell>
          <table:table-cell table:number-columns-repeated="5"/>
          <table:table-cell office:value-type="string" calcext:value-type="string">
            <text:p>C * ( 1 + 396900 / A1^2 ) = 265005 – 396900 * 272606 / A1^2 - <text:s/>( <text:s/>396900 / A1 – 630 ) * ( ( 265005 -272606 * A2^2 / A1^2 <text:s/>) / <text:s/>(A2 – A2^2/A1) ) + <text:s/>( <text:s/>396900 / A1 – 630 ) * <text:s/>(A2^2 / A1^2 -1) ) / <text:s/>(A2 – A2^2/A1) * C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914" calcext:value-type="float">
            <text:p>1914</text:p>
          </table:table-cell>
          <table:table-cell table:number-columns-repeated="5"/>
          <table:table-cell office:value-type="string" calcext:value-type="string">
            <text:p><text:span text:style-name="T1">C * ( 1 + 396900 / A1^2   -   (  396900 / A1 – 630 ) *  (A2^2 / A1^2 -1) ) /  (A2 – A2^2/A1) )</text:span>= 265005 – 396900 * 272606 / A1^2 -  (  396900 / A1 – 630 ) * ( ( 265005 -272606 * A2^2 / A1^2  ) /  (A2 – A2^2/A1) ) 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88" calcext:value-type="float">
            <text:p>1988</text:p>
          </table:table-cell>
          <table:table-cell table:number-columns-repeated="5"/>
          <table:table-cell table:formula="of:= 265005 - 396900 * 272606 / [.F35]^2 -  (  396900 / [.F35] - 630 ) * ( ( 265005 -272606 *[.F40]^2 /[.F35]^2  ) /  ([.F40] - [.F40]^2/[.F35]) )" office:value-type="float" office:value="47.9289823448053" calcext:value-type="float">
            <text:p>47,928982344805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72" calcext:value-type="float">
            <text:p>2072</text:p>
          </table:table-cell>
          <table:table-cell table:number-columns-repeated="5"/>
          <table:table-cell table:formula="of:= ( 1 + 396900 / [.A1]^2   -   (  396900 / [.A1] - 630 ) *  ([.A2]^2 / [.A1]^2 -1) ) /  ([.A2] - [.A2]^2/[.A1])" office:value-type="float" office:value="395954.5" calcext:value-type="float">
            <text:p>395954,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45" calcext:value-type="float">
            <text:p>2145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formula="of:=[.H56]/[.H57]" office:value-type="float" office:value="0.000121046691841626" calcext:value-type="float">
            <text:p>0,00012104669184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44" calcext:value-type="float">
            <text:p>2244</text:p>
          </table:table-cell>
          <table:table-cell table:number-columns-repeated="4"/>
          <table:table-cell office:value-type="string" calcext:value-type="string">
            <text:p>F1</text:p>
          </table:table-cell>
          <table:table-cell table:formula="of:= ( 265005 -272606 * [.F40]^2 / [.F35]^2  ) /  ([.F40] - [.F40]^2/[.F35])  + [.H58] * ([.F40]^2 / [.F35]^2 -1) /  ([.F40] - [.F40]^2/[.F35])" office:value-type="float" office:value="2.70075973468584" calcext:value-type="float">
            <text:p>2,7007597346858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4" calcext:value-type="float">
            <text:p>2324</text:p>
          </table:table-cell>
          <table:table-cell table:number-columns-repeated="4"/>
          <table:table-cell office:value-type="string" calcext:value-type="string">
            <text:p>F2</text:p>
          </table:table-cell>
          <table:table-cell table:formula="of:= (272606-[.H59]*[.F35]-[.H58])/[.F35]^2" office:value-type="float" office:value="0.663400154311165" calcext:value-type="float">
            <text:p>0,66340015431116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06" calcext:value-type="float">
            <text:p>240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79" calcext:value-type="float">
            <text:p>2479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79" calcext:value-type="float">
            <text:p>2579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0.669421*[.H63]^2-[.H63]-56" office:value-type="float" office:value="240335.56" calcext:value-type="float">
            <text:p>240335,56</text:p>
          </table:table-cell>
          <table:table-cell table:formula="of:=[.B600]" office:value-type="float" office:value="240644" calcext:value-type="float">
            <text:p>240644</text:p>
          </table:table-cell>
          <table:table-cell table:formula="of:=[.J63]-[.I63]" office:value-type="float" office:value="308.439999999973" calcext:value-type="float">
            <text:p>308,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65" calcext:value-type="float">
            <text:p>2665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0.669421*[.H64]^2-[.H64]-56" office:value-type="float" office:value="241138.534621" calcext:value-type="float">
            <text:p>241138,534621</text:p>
          </table:table-cell>
          <table:table-cell table:formula="of:=[.B601]" office:value-type="float" office:value="241403" calcext:value-type="float">
            <text:p>241403</text:p>
          </table:table-cell>
          <table:table-cell table:formula="of:=[.J64]-[.I64]" office:value-type="float" office:value="264.465378999972" calcext:value-type="float">
            <text:p>264,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22" calcext:value-type="float">
            <text:p>2722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0.669421*[.H65]^2-[.H65]-56" office:value-type="float" office:value="241942.848084" calcext:value-type="float">
            <text:p>241942,848084</text:p>
          </table:table-cell>
          <table:table-cell table:formula="of:=[.B602]" office:value-type="float" office:value="242385" calcext:value-type="float">
            <text:p>242385</text:p>
          </table:table-cell>
          <table:table-cell table:formula="of:=[.J65]-[.I65]" office:value-type="float" office:value="442.151915999973" calcext:value-type="float">
            <text:p>442,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94" calcext:value-type="float">
            <text:p>2794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0.669421*[.H66]^2-[.H66]-56" office:value-type="float" office:value="242748.500389" calcext:value-type="float">
            <text:p>242748,500389</text:p>
          </table:table-cell>
          <table:table-cell table:formula="of:=[.B603]" office:value-type="float" office:value="243255" calcext:value-type="float">
            <text:p>243255</text:p>
          </table:table-cell>
          <table:table-cell table:formula="of:=[.J66]-[.I66]" office:value-type="float" office:value="506.499610999977" calcext:value-type="float">
            <text:p>506,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82" calcext:value-type="float">
            <text:p>2882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0.669421*[.H67]^2-[.H67]-56" office:value-type="float" office:value="243555.491536" calcext:value-type="float">
            <text:p>243555,491536</text:p>
          </table:table-cell>
          <table:table-cell table:formula="of:=[.B604]" office:value-type="float" office:value="243753" calcext:value-type="float">
            <text:p>243753</text:p>
          </table:table-cell>
          <table:table-cell table:formula="of:=[.J67]-[.I67]" office:value-type="float" office:value="197.508463999984" calcext:value-type="float">
            <text:p>197,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0.669421*[.H68]^2-[.H68]-56" office:value-type="float" office:value="244363.821525" calcext:value-type="float">
            <text:p>244363,821525</text:p>
          </table:table-cell>
          <table:table-cell table:formula="of:=[.B605]" office:value-type="float" office:value="244364" calcext:value-type="float">
            <text:p>244364</text:p>
          </table:table-cell>
          <table:table-cell table:formula="of:=[.J68]-[.I68]" office:value-type="float" office:value="0.178474999993341" calcext:value-type="float">
            <text:p>0,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69" calcext:value-type="float">
            <text:p>3069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0.669421*[.H69]^2-[.H69]-56" office:value-type="float" office:value="245173.490356" calcext:value-type="float">
            <text:p>245173,490356</text:p>
          </table:table-cell>
          <table:table-cell table:formula="of:=[.B606]" office:value-type="float" office:value="245138" calcext:value-type="float">
            <text:p>245138</text:p>
          </table:table-cell>
          <table:table-cell table:formula="of:=[.J69]-[.I69]" office:value-type="float" office:value="-35.4903560000239" calcext:value-type="float">
            <text:p>-35,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86" calcext:value-type="float">
            <text:p>3186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0.669421*[.H70]^2-[.H70]-56" office:value-type="float" office:value="245984.498029" calcext:value-type="float">
            <text:p>245984,498029</text:p>
          </table:table-cell>
          <table:table-cell table:formula="of:=[.B607]" office:value-type="float" office:value="246022" calcext:value-type="float">
            <text:p>246022</text:p>
          </table:table-cell>
          <table:table-cell table:formula="of:=[.J70]-[.I70]" office:value-type="float" office:value="37.5019709999906" calcext:value-type="float">
            <text:p>37,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82" calcext:value-type="float">
            <text:p>3282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0.669421*[.H71]^2-[.H71]-56" office:value-type="float" office:value="246796.844544" calcext:value-type="float">
            <text:p>246796,844544</text:p>
          </table:table-cell>
          <table:table-cell table:formula="of:=[.B608]" office:value-type="float" office:value="246795" calcext:value-type="float">
            <text:p>246795</text:p>
          </table:table-cell>
          <table:table-cell table:formula="of:=[.J71]-[.I71]" office:value-type="float" office:value="-1.84454400002141" calcext:value-type="float">
            <text:p>-1,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80" calcext:value-type="float">
            <text:p>338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0.669421*[.H72]^2-[.H72]-56" office:value-type="float" office:value="247610.529901" calcext:value-type="float">
            <text:p>247610,529901</text:p>
          </table:table-cell>
          <table:table-cell table:formula="of:=[.B609]" office:value-type="float" office:value="247794" calcext:value-type="float">
            <text:p>247794</text:p>
          </table:table-cell>
          <table:table-cell table:formula="of:=[.J72]-[.I72]" office:value-type="float" office:value="183.470098999998" calcext:value-type="float">
            <text:p>183,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67" calcext:value-type="float">
            <text:p>3467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0.669421*[.H73]^2-[.H73]-56" office:value-type="float" office:value="248425.5541" calcext:value-type="float">
            <text:p>248425,5541</text:p>
          </table:table-cell>
          <table:table-cell table:formula="of:=[.B610]" office:value-type="float" office:value="248674" calcext:value-type="float">
            <text:p>248674</text:p>
          </table:table-cell>
          <table:table-cell table:formula="of:=[.J73]-[.I73]" office:value-type="float" office:value="248.445899999992" calcext:value-type="float">
            <text:p>248,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85" calcext:value-type="float">
            <text:p>3585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0.669421*[.H74]^2-[.H74]-56" office:value-type="float" office:value="249241.917141" calcext:value-type="float">
            <text:p>249241,917141</text:p>
          </table:table-cell>
          <table:table-cell table:formula="of:=[.B611]" office:value-type="float" office:value="249556" calcext:value-type="float">
            <text:p>249556</text:p>
          </table:table-cell>
          <table:table-cell table:formula="of:=[.J74]-[.I74]" office:value-type="float" office:value="314.082858999987" calcext:value-type="float">
            <text:p>314,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87" calcext:value-type="float">
            <text:p>3687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0.669421*[.H75]^2-[.H75]-56" office:value-type="float" office:value="250059.619024" calcext:value-type="float">
            <text:p>250059,619024</text:p>
          </table:table-cell>
          <table:table-cell table:formula="of:=[.B612]" office:value-type="float" office:value="250329" calcext:value-type="float">
            <text:p>250329</text:p>
          </table:table-cell>
          <table:table-cell table:formula="of:=[.J75]-[.I75]" office:value-type="float" office:value="269.380975999986" calcext:value-type="float">
            <text:p>269,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53" calcext:value-type="float">
            <text:p>3753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0.669421*[.H76]^2-[.H76]-56" office:value-type="float" office:value="250878.659749" calcext:value-type="float">
            <text:p>250878,659749</text:p>
          </table:table-cell>
          <table:table-cell table:formula="of:=[.B613]" office:value-type="float" office:value="251329" calcext:value-type="float">
            <text:p>251329</text:p>
          </table:table-cell>
          <table:table-cell table:formula="of:=[.J76]-[.I76]" office:value-type="float" office:value="450.340250999987" calcext:value-type="float">
            <text:p>450,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36" calcext:value-type="float">
            <text:p>3836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0.669421*[.H77]^2-[.H77]-56" office:value-type="float" office:value="251699.039316" calcext:value-type="float">
            <text:p>251699,039316</text:p>
          </table:table-cell>
          <table:table-cell table:formula="of:=[.B614]" office:value-type="float" office:value="252215" calcext:value-type="float">
            <text:p>252215</text:p>
          </table:table-cell>
          <table:table-cell table:formula="of:=[.J77]-[.I77]" office:value-type="float" office:value="515.960683999991" calcext:value-type="float">
            <text:p>515,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38" calcext:value-type="float">
            <text:p>3938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0.669421*[.H78]^2-[.H78]-56" office:value-type="float" office:value="252520.757725" calcext:value-type="float">
            <text:p>252520,757725</text:p>
          </table:table-cell>
          <table:table-cell table:formula="of:=[.B615]" office:value-type="float" office:value="252722" calcext:value-type="float">
            <text:p>252722</text:p>
          </table:table-cell>
          <table:table-cell table:formula="of:=[.J78]-[.I78]" office:value-type="float" office:value="201.242274999997" calcext:value-type="float">
            <text:p>201,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54" calcext:value-type="float">
            <text:p>4054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0.669421*[.H79]^2-[.H79]-56" office:value-type="float" office:value="253343.814976" calcext:value-type="float">
            <text:p>253343,814976</text:p>
          </table:table-cell>
          <table:table-cell table:formula="of:=[.B616]" office:value-type="float" office:value="253344" calcext:value-type="float">
            <text:p>253344</text:p>
          </table:table-cell>
          <table:table-cell table:formula="of:=[.J79]-[.I79]" office:value-type="float" office:value="0.185023999976693" calcext:value-type="float">
            <text:p>0,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55" calcext:value-type="float">
            <text:p>4155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0.669421*[.H80]^2-[.H80]-56" office:value-type="float" office:value="254168.211069" calcext:value-type="float">
            <text:p>254168,211069</text:p>
          </table:table-cell>
          <table:table-cell table:formula="of:=[.B617]" office:value-type="float" office:value="254132" calcext:value-type="float">
            <text:p>254132</text:p>
          </table:table-cell>
          <table:table-cell table:formula="of:=[.J80]-[.I80]" office:value-type="float" office:value="-36.2110690000118" calcext:value-type="float">
            <text:p>-36,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90" calcext:value-type="float">
            <text:p>429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0.669421*[.H81]^2-[.H81]-56" office:value-type="float" office:value="254993.946004" calcext:value-type="float">
            <text:p>254993,946004</text:p>
          </table:table-cell>
          <table:table-cell table:formula="of:=[.B618]" office:value-type="float" office:value="255032" calcext:value-type="float">
            <text:p>255032</text:p>
          </table:table-cell>
          <table:table-cell table:formula="of:=[.J81]-[.I81]" office:value-type="float" office:value="38.0539959999733" calcext:value-type="float">
            <text:p>38,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02" calcext:value-type="float">
            <text:p>4402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0.669421*[.H82]^2-[.H82]-56" office:value-type="float" office:value="255821.019781" calcext:value-type="float">
            <text:p>255821,019781</text:p>
          </table:table-cell>
          <table:table-cell table:formula="of:=[.B619]" office:value-type="float" office:value="255819" calcext:value-type="float">
            <text:p>255819</text:p>
          </table:table-cell>
          <table:table-cell table:formula="of:=[.J82]-[.I82]" office:value-type="float" office:value="-2.01978100000997" calcext:value-type="float">
            <text:p>-2,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516" calcext:value-type="float">
            <text:p>4516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0.669421*[.H83]^2-[.H83]-56" office:value-type="float" office:value="256649.4324" calcext:value-type="float">
            <text:p>256649,4324</text:p>
          </table:table-cell>
          <table:table-cell table:formula="of:=[.B620]" office:value-type="float" office:value="256836" calcext:value-type="float">
            <text:p>256836</text:p>
          </table:table-cell>
          <table:table-cell table:formula="of:=[.J83]-[.I83]" office:value-type="float" office:value="186.56759999998" calcext:value-type="float">
            <text:p>186,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17" calcext:value-type="float">
            <text:p>4617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0.669421*[.H84]^2-[.H84]-56" office:value-type="float" office:value="257479.183861" calcext:value-type="float">
            <text:p>257479,183861</text:p>
          </table:table-cell>
          <table:table-cell table:formula="of:=[.B621]" office:value-type="float" office:value="257732" calcext:value-type="float">
            <text:p>257732</text:p>
          </table:table-cell>
          <table:table-cell table:formula="of:=[.J84]-[.I84]" office:value-type="float" office:value="252.816138999973" calcext:value-type="float">
            <text:p>252,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53" calcext:value-type="float">
            <text:p>4753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0.669421*[.H85]^2-[.H85]-56" office:value-type="float" office:value="258310.274164" calcext:value-type="float">
            <text:p>258310,274164</text:p>
          </table:table-cell>
          <table:table-cell table:formula="of:=[.B622]" office:value-type="float" office:value="258630" calcext:value-type="float">
            <text:p>258630</text:p>
          </table:table-cell>
          <table:table-cell table:formula="of:=[.J85]-[.I85]" office:value-type="float" office:value="319.725835999969" calcext:value-type="float">
            <text:p>319,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71" calcext:value-type="float">
            <text:p>4871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0.669421*[.H86]^2-[.H86]-56" office:value-type="float" office:value="259142.703309" calcext:value-type="float">
            <text:p>259142,703309</text:p>
          </table:table-cell>
          <table:table-cell table:formula="of:=[.B623]" office:value-type="float" office:value="259417" calcext:value-type="float">
            <text:p>259417</text:p>
          </table:table-cell>
          <table:table-cell table:formula="of:=[.J86]-[.I86]" office:value-type="float" office:value="274.296690999996" calcext:value-type="float">
            <text:p>274,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46" calcext:value-type="float">
            <text:p>4946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0.669421*[.H87]^2-[.H87]-56" office:value-type="float" office:value="259976.471296" calcext:value-type="float">
            <text:p>259976,471296</text:p>
          </table:table-cell>
          <table:table-cell table:formula="of:=[.B624]" office:value-type="float" office:value="260435" calcext:value-type="float">
            <text:p>260435</text:p>
          </table:table-cell>
          <table:table-cell table:formula="of:=[.J87]-[.I87]" office:value-type="float" office:value="458.528703999997" calcext:value-type="float">
            <text:p>458,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40" calcext:value-type="float">
            <text:p>5040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0.669421*[.H88]^2-[.H88]-56" office:value-type="float" office:value="260811.578125" calcext:value-type="float">
            <text:p>260811,578125</text:p>
          </table:table-cell>
          <table:table-cell table:formula="of:=[.B625]" office:value-type="float" office:value="261337" calcext:value-type="float">
            <text:p>261337</text:p>
          </table:table-cell>
          <table:table-cell table:formula="of:=[.J88]-[.I88]" office:value-type="float" office:value="525.421874999971" calcext:value-type="float">
            <text:p>525,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156" calcext:value-type="float">
            <text:p>5156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0.669421*[.H89]^2-[.H89]-56" office:value-type="float" office:value="261648.023796" calcext:value-type="float">
            <text:p>261648,023796</text:p>
          </table:table-cell>
          <table:table-cell table:formula="of:=[.B626]" office:value-type="float" office:value="261853" calcext:value-type="float">
            <text:p>261853</text:p>
          </table:table-cell>
          <table:table-cell table:formula="of:=[.J89]-[.I89]" office:value-type="float" office:value="204.976204000006" calcext:value-type="float">
            <text:p>204,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88" calcext:value-type="float">
            <text:p>5288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0.669421*[.H90]^2-[.H90]-56" office:value-type="float" office:value="262485.808309" calcext:value-type="float">
            <text:p>262485,808309</text:p>
          </table:table-cell>
          <table:table-cell table:formula="of:=[.B627]" office:value-type="float" office:value="262486" calcext:value-type="float">
            <text:p>262486</text:p>
          </table:table-cell>
          <table:table-cell table:formula="of:=[.J90]-[.I90]" office:value-type="float" office:value="0.191690999956336" calcext:value-type="float">
            <text:p>0,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03" calcext:value-type="float">
            <text:p>5403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0.669421*[.H91]^2-[.H91]-56" office:value-type="float" office:value="263324.931664" calcext:value-type="float">
            <text:p>263324,931664</text:p>
          </table:table-cell>
          <table:table-cell table:formula="of:=[.B628]" office:value-type="float" office:value="263288" calcext:value-type="float">
            <text:p>263288</text:p>
          </table:table-cell>
          <table:table-cell table:formula="of:=[.J91]-[.I91]" office:value-type="float" office:value="-36.9316640000325" calcext:value-type="float">
            <text:p>-36,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56" calcext:value-type="float">
            <text:p>5556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0.669421*[.H92]^2-[.H92]-56" office:value-type="float" office:value="264165.393861" calcext:value-type="float">
            <text:p>264165,393861</text:p>
          </table:table-cell>
          <table:table-cell table:formula="of:=[.B629]" office:value-type="float" office:value="264204" calcext:value-type="float">
            <text:p>264204</text:p>
          </table:table-cell>
          <table:table-cell table:formula="of:=[.J92]-[.I92]" office:value-type="float" office:value="38.6061389999813" calcext:value-type="float">
            <text:p>38,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84" calcext:value-type="float">
            <text:p>5684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0.669421*[.H93]^2-[.H93]-56" office:value-type="float" office:value="265007.1949" calcext:value-type="float">
            <text:p>265007,1949</text:p>
          </table:table-cell>
          <table:table-cell table:formula="of:=[.B630]" office:value-type="float" office:value="265005" calcext:value-type="float">
            <text:p>265005</text:p>
          </table:table-cell>
          <table:table-cell table:formula="of:=[.J93]-[.I93]" office:value-type="float" office:value="-2.19490000000224" calcext:value-type="float">
            <text:p>-2,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14" calcext:value-type="float">
            <text:p>5814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0.669421*[.H94]^2-[.H94]-56" office:value-type="float" office:value="265850.334781" calcext:value-type="float">
            <text:p>265850,334781</text:p>
          </table:table-cell>
          <table:table-cell table:formula="of:=[.B631]" office:value-type="float" office:value="266040" calcext:value-type="float">
            <text:p>266040</text:p>
          </table:table-cell>
          <table:table-cell table:formula="of:=[.J94]-[.I94]" office:value-type="float" office:value="189.665218999959" calcext:value-type="float">
            <text:p>189,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29" calcext:value-type="float">
            <text:p>5929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0.669421*[.H95]^2-[.H95]-56" office:value-type="float" office:value="266694.813504" calcext:value-type="float">
            <text:p>266694,813504</text:p>
          </table:table-cell>
          <table:table-cell table:formula="of:=[.B632]" office:value-type="float" office:value="266952" calcext:value-type="float">
            <text:p>266952</text:p>
          </table:table-cell>
          <table:table-cell table:formula="of:=[.J95]-[.I95]" office:value-type="float" office:value="257.18649599998" calcext:value-type="float">
            <text:p>257,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83" calcext:value-type="float">
            <text:p>6083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0.669421*[.H96]^2-[.H96]-56" office:value-type="float" office:value="267540.631069" calcext:value-type="float">
            <text:p>267540,631069</text:p>
          </table:table-cell>
          <table:table-cell table:formula="of:=[.B633]" office:value-type="float" office:value="267866" calcext:value-type="float">
            <text:p>267866</text:p>
          </table:table-cell>
          <table:table-cell table:formula="of:=[.J96]-[.I96]" office:value-type="float" office:value="325.368931000005" calcext:value-type="float">
            <text:p>325,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217" calcext:value-type="float">
            <text:p>6217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0.669421*[.H97]^2-[.H97]-56" office:value-type="float" office:value="268387.787476" calcext:value-type="float">
            <text:p>268387,787476</text:p>
          </table:table-cell>
          <table:table-cell table:formula="of:=[.B634]" office:value-type="float" office:value="268667" calcext:value-type="float">
            <text:p>268667</text:p>
          </table:table-cell>
          <table:table-cell table:formula="of:=[.J97]-[.I97]" office:value-type="float" office:value="279.212523999973" calcext:value-type="float">
            <text:p>279,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01" calcext:value-type="float">
            <text:p>6301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0.669421*[.H98]^2-[.H98]-56" office:value-type="float" office:value="269236.282725" calcext:value-type="float">
            <text:p>269236,282725</text:p>
          </table:table-cell>
          <table:table-cell table:formula="of:=[.B635]" office:value-type="float" office:value="269703" calcext:value-type="float">
            <text:p>269703</text:p>
          </table:table-cell>
          <table:table-cell table:formula="of:=[.J98]-[.I98]" office:value-type="float" office:value="466.717275000003" calcext:value-type="float">
            <text:p>466,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06" calcext:value-type="float">
            <text:p>6406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0.669421*[.H99]^2-[.H99]-56" office:value-type="float" office:value="270086.116816" calcext:value-type="float">
            <text:p>270086,116816</text:p>
          </table:table-cell>
          <table:table-cell table:formula="of:=[.B636]" office:value-type="float" office:value="270621" calcext:value-type="float">
            <text:p>270621</text:p>
          </table:table-cell>
          <table:table-cell table:formula="of:=[.J99]-[.I99]" office:value-type="float" office:value="534.883183999977" calcext:value-type="float">
            <text:p>534,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36" calcext:value-type="float">
            <text:p>6536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0.669421*[.H100]^2-[.H100]-56" office:value-type="float" office:value="270937.289749" calcext:value-type="float">
            <text:p>270937,289749</text:p>
          </table:table-cell>
          <table:table-cell table:formula="of:=[.B637]" office:value-type="float" office:value="271146" calcext:value-type="float">
            <text:p>271146</text:p>
          </table:table-cell>
          <table:table-cell table:formula="of:=[.J100]-[.I100]" office:value-type="float" office:value="208.710250999953" calcext:value-type="float">
            <text:p>208,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684" calcext:value-type="float">
            <text:p>6684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0.669421*[.H101]^2-[.H101]-56" office:value-type="float" office:value="271789.801524" calcext:value-type="float">
            <text:p>271789,801524</text:p>
          </table:table-cell>
          <table:table-cell table:formula="of:=[.B638]" office:value-type="float" office:value="271790" calcext:value-type="float">
            <text:p>271790</text:p>
          </table:table-cell>
          <table:table-cell table:formula="of:=[.J101]-[.I101]" office:value-type="float" office:value="0.198475999990478" calcext:value-type="float">
            <text:p>0,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813" calcext:value-type="float">
            <text:p>6813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0.669421*[.H102]^2-[.H102]-56" office:value-type="float" office:value="272643.652141" calcext:value-type="float">
            <text:p>272643,652141</text:p>
          </table:table-cell>
          <table:table-cell table:formula="of:=[.B639]" office:value-type="float" office:value="272606" calcext:value-type="float">
            <text:p>272606</text:p>
          </table:table-cell>
          <table:table-cell table:formula="of:=[.J102]-[.I102]" office:value-type="float" office:value="-37.6521410000278" calcext:value-type="float">
            <text:p>-37,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84" calcext:value-type="float">
            <text:p>698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128" calcext:value-type="float">
            <text:p>7128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74" calcext:value-type="float">
            <text:p>727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403" calcext:value-type="float">
            <text:p>7403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575" calcext:value-type="float">
            <text:p>7575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725" calcext:value-type="float">
            <text:p>772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818" calcext:value-type="float">
            <text:p>7818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934" calcext:value-type="float">
            <text:p>793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078" calcext:value-type="float">
            <text:p>807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242" calcext:value-type="float">
            <text:p>8242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85" calcext:value-type="float">
            <text:p>8385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574" calcext:value-type="float">
            <text:p>8574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734" calcext:value-type="float">
            <text:p>873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896" calcext:value-type="float">
            <text:p>8896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039" calcext:value-type="float">
            <text:p>9039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29" calcext:value-type="float">
            <text:p>9229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95" calcext:value-type="float">
            <text:p>9395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97" calcext:value-type="float">
            <text:p>9497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782" calcext:value-type="float">
            <text:p>978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962" calcext:value-type="float">
            <text:p>9962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119" calcext:value-type="float">
            <text:p>10119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326" calcext:value-type="float">
            <text:p>10326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502" calcext:value-type="float">
            <text:p>10502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680" calcext:value-type="float">
            <text:p>1068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837" calcext:value-type="float">
            <text:p>10837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045" calcext:value-type="float">
            <text:p>11045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27" calcext:value-type="float">
            <text:p>11227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338" calcext:value-type="float">
            <text:p>11338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476" calcext:value-type="float">
            <text:p>11476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648" calcext:value-type="float">
            <text:p>11648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844" calcext:value-type="float">
            <text:p>11844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015" calcext:value-type="float">
            <text:p>12015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240" calcext:value-type="float">
            <text:p>1224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432" calcext:value-type="float">
            <text:p>12432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626" calcext:value-type="float">
            <text:p>12626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797" calcext:value-type="float">
            <text:p>12797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023" calcext:value-type="float">
            <text:p>1302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221" calcext:value-type="float">
            <text:p>1322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341" calcext:value-type="float">
            <text:p>13341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490" calcext:value-type="float">
            <text:p>1349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676" calcext:value-type="float">
            <text:p>13676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888" calcext:value-type="float">
            <text:p>13888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073" calcext:value-type="float">
            <text:p>14073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316" calcext:value-type="float">
            <text:p>14316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24" calcext:value-type="float">
            <text:p>1452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34" calcext:value-type="float">
            <text:p>14734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19" calcext:value-type="float">
            <text:p>14919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63" calcext:value-type="float">
            <text:p>15163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77" calcext:value-type="float">
            <text:p>15377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506" calcext:value-type="float">
            <text:p>15506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666" calcext:value-type="float">
            <text:p>15666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866" calcext:value-type="float">
            <text:p>15866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094" calcext:value-type="float">
            <text:p>16094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293" calcext:value-type="float">
            <text:p>16293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554" calcext:value-type="float">
            <text:p>16554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778" calcext:value-type="float">
            <text:p>1677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004" calcext:value-type="float">
            <text:p>17004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203" calcext:value-type="float">
            <text:p>17203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465" calcext:value-type="float">
            <text:p>17465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95" calcext:value-type="float">
            <text:p>17695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33" calcext:value-type="float">
            <text:p>1783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004" calcext:value-type="float">
            <text:p>18004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218" calcext:value-type="float">
            <text:p>18218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462" calcext:value-type="float">
            <text:p>18462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675" calcext:value-type="float">
            <text:p>18675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954" calcext:value-type="float">
            <text:p>18954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194" calcext:value-type="float">
            <text:p>19194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436" calcext:value-type="float">
            <text:p>1943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649" calcext:value-type="float">
            <text:p>19649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29" calcext:value-type="float">
            <text:p>19929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75" calcext:value-type="float">
            <text:p>20175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322" calcext:value-type="float">
            <text:p>20322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504" calcext:value-type="float">
            <text:p>20504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732" calcext:value-type="float">
            <text:p>20732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992" calcext:value-type="float">
            <text:p>2099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219" calcext:value-type="float">
            <text:p>21219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516" calcext:value-type="float">
            <text:p>21516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772" calcext:value-type="float">
            <text:p>21772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030" calcext:value-type="float">
            <text:p>2203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257" calcext:value-type="float">
            <text:p>2225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555" calcext:value-type="float">
            <text:p>22555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817" calcext:value-type="float">
            <text:p>22817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973" calcext:value-type="float">
            <text:p>2297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166" calcext:value-type="float">
            <text:p>23166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408" calcext:value-type="float">
            <text:p>2340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684" calcext:value-type="float">
            <text:p>23684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925" calcext:value-type="float">
            <text:p>23925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4240" calcext:value-type="float">
            <text:p>2424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512" calcext:value-type="float">
            <text:p>24512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786" calcext:value-type="float">
            <text:p>24786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027" calcext:value-type="float">
            <text:p>25027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343" calcext:value-type="float">
            <text:p>2534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621" calcext:value-type="float">
            <text:p>25621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786" calcext:value-type="float">
            <text:p>2578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990" calcext:value-type="float">
            <text:p>2599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246" calcext:value-type="float">
            <text:p>26246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538" calcext:value-type="float">
            <text:p>26538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793" calcext:value-type="float">
            <text:p>26793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7126" calcext:value-type="float">
            <text:p>27126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7414" calcext:value-type="float">
            <text:p>2741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7704" calcext:value-type="float">
            <text:p>27704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959" calcext:value-type="float">
            <text:p>27959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293" calcext:value-type="float">
            <text:p>28293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587" calcext:value-type="float">
            <text:p>28587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8761" calcext:value-type="float">
            <text:p>28761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976" calcext:value-type="float">
            <text:p>28976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246" calcext:value-type="float">
            <text:p>29246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554" calcext:value-type="float">
            <text:p>29554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823" calcext:value-type="float">
            <text:p>29823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174" calcext:value-type="float">
            <text:p>30174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478" calcext:value-type="float">
            <text:p>30478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784" calcext:value-type="float">
            <text:p>30784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1053" calcext:value-type="float">
            <text:p>31053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1405" calcext:value-type="float">
            <text:p>31405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1715" calcext:value-type="float">
            <text:p>31715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898" calcext:value-type="float">
            <text:p>31898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124" calcext:value-type="float">
            <text:p>32124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2408" calcext:value-type="float">
            <text:p>32408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2732" calcext:value-type="float">
            <text:p>32732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015" calcext:value-type="float">
            <text:p>33015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3384" calcext:value-type="float">
            <text:p>33384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704" calcext:value-type="float">
            <text:p>33704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026" calcext:value-type="float">
            <text:p>34026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4309" calcext:value-type="float">
            <text:p>34309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679" calcext:value-type="float">
            <text:p>34679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005" calcext:value-type="float">
            <text:p>3500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5197" calcext:value-type="float">
            <text:p>35197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434" calcext:value-type="float">
            <text:p>35434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5732" calcext:value-type="float">
            <text:p>35732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6072" calcext:value-type="float">
            <text:p>36072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6369" calcext:value-type="float">
            <text:p>36369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6756" calcext:value-type="float">
            <text:p>36756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7092" calcext:value-type="float">
            <text:p>37092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7430" calcext:value-type="float">
            <text:p>3743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727" calcext:value-type="float">
            <text:p>37727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8115" calcext:value-type="float">
            <text:p>38115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457" calcext:value-type="float">
            <text:p>38457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8658" calcext:value-type="float">
            <text:p>38658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8906" calcext:value-type="float">
            <text:p>38906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9218" calcext:value-type="float">
            <text:p>3921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9574" calcext:value-type="float">
            <text:p>3957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9885" calcext:value-type="float">
            <text:p>3988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290" calcext:value-type="float">
            <text:p>4029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642" calcext:value-type="float">
            <text:p>40642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96" calcext:value-type="float">
            <text:p>4099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1307" calcext:value-type="float">
            <text:p>41307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713" calcext:value-type="float">
            <text:p>4171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2071" calcext:value-type="float">
            <text:p>42071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281" calcext:value-type="float">
            <text:p>42281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2540" calcext:value-type="float">
            <text:p>4254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2866" calcext:value-type="float">
            <text:p>42866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3238" calcext:value-type="float">
            <text:p>43238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3563" calcext:value-type="float">
            <text:p>43563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3986" calcext:value-type="float">
            <text:p>43986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4354" calcext:value-type="float">
            <text:p>44354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4724" calcext:value-type="float">
            <text:p>44724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049" calcext:value-type="float">
            <text:p>45049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5473" calcext:value-type="float">
            <text:p>45473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5847" calcext:value-type="float">
            <text:p>45847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6066" calcext:value-type="float">
            <text:p>46066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6336" calcext:value-type="float">
            <text:p>46336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6676" calcext:value-type="float">
            <text:p>46676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7064" calcext:value-type="float">
            <text:p>47064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7403" calcext:value-type="float">
            <text:p>47403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7844" calcext:value-type="float">
            <text:p>47844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8228" calcext:value-type="float">
            <text:p>48228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8614" calcext:value-type="float">
            <text:p>48614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8953" calcext:value-type="float">
            <text:p>48953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395" calcext:value-type="float">
            <text:p>49395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9785" calcext:value-type="float">
            <text:p>49785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0013" calcext:value-type="float">
            <text:p>50013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0294" calcext:value-type="float">
            <text:p>50294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0648" calcext:value-type="float">
            <text:p>50648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1052" calcext:value-type="float">
            <text:p>51052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405" calcext:value-type="float">
            <text:p>51405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864" calcext:value-type="float">
            <text:p>51864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2264" calcext:value-type="float">
            <text:p>52264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2666" calcext:value-type="float">
            <text:p>52666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3019" calcext:value-type="float">
            <text:p>53019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3479" calcext:value-type="float">
            <text:p>53479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3885" calcext:value-type="float">
            <text:p>53885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4122" calcext:value-type="float">
            <text:p>54122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4414" calcext:value-type="float">
            <text:p>54414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4782" calcext:value-type="float">
            <text:p>5478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5202" calcext:value-type="float">
            <text:p>55202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5569" calcext:value-type="float">
            <text:p>55569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6046" calcext:value-type="float">
            <text:p>56046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6462" calcext:value-type="float">
            <text:p>56462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6880" calcext:value-type="float">
            <text:p>56880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7247" calcext:value-type="float">
            <text:p>57247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7725" calcext:value-type="float">
            <text:p>57725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8147" calcext:value-type="float">
            <text:p>58147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8393" calcext:value-type="float">
            <text:p>58393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8696" calcext:value-type="float">
            <text:p>58696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078" calcext:value-type="float">
            <text:p>59078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514" calcext:value-type="float">
            <text:p>59514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895" calcext:value-type="float">
            <text:p>59895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0390" calcext:value-type="float">
            <text:p>60390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0822" calcext:value-type="float">
            <text:p>60822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1256" calcext:value-type="float">
            <text:p>61256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1637" calcext:value-type="float">
            <text:p>61637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133" calcext:value-type="float">
            <text:p>62133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571" calcext:value-type="float">
            <text:p>62571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826" calcext:value-type="float">
            <text:p>62826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3140" calcext:value-type="float">
            <text:p>63140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3536" calcext:value-type="float">
            <text:p>63536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3988" calcext:value-type="float">
            <text:p>63988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4383" calcext:value-type="float">
            <text:p>64383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4896" calcext:value-type="float">
            <text:p>64896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5344" calcext:value-type="float">
            <text:p>65344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5794" calcext:value-type="float">
            <text:p>65794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6189" calcext:value-type="float">
            <text:p>66189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6703" calcext:value-type="float">
            <text:p>66703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7157" calcext:value-type="float">
            <text:p>67157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7421" calcext:value-type="float">
            <text:p>67421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7746" calcext:value-type="float">
            <text:p>67746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8156" calcext:value-type="float">
            <text:p>68156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8624" calcext:value-type="float">
            <text:p>68624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9033" calcext:value-type="float">
            <text:p>69033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9564" calcext:value-type="float">
            <text:p>69564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0028" calcext:value-type="float">
            <text:p>70028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0494" calcext:value-type="float">
            <text:p>70494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0903" calcext:value-type="float">
            <text:p>70903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1435" calcext:value-type="float">
            <text:p>71435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1905" calcext:value-type="float">
            <text:p>71905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2178" calcext:value-type="float">
            <text:p>72178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2514" calcext:value-type="float">
            <text:p>72514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2938" calcext:value-type="float">
            <text:p>72938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3422" calcext:value-type="float">
            <text:p>73422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3845" calcext:value-type="float">
            <text:p>73845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4394" calcext:value-type="float">
            <text:p>74394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4874" calcext:value-type="float">
            <text:p>74874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5356" calcext:value-type="float">
            <text:p>75356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5779" calcext:value-type="float">
            <text:p>75779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6329" calcext:value-type="float">
            <text:p>76329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6815" calcext:value-type="float">
            <text:p>76815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7097" calcext:value-type="float">
            <text:p>77097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7444" calcext:value-type="float">
            <text:p>77444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7882" calcext:value-type="float">
            <text:p>77882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8382" calcext:value-type="float">
            <text:p>78382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8819" calcext:value-type="float">
            <text:p>78819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9386" calcext:value-type="float">
            <text:p>79386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9882" calcext:value-type="float">
            <text:p>79882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0380" calcext:value-type="float">
            <text:p>80380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0817" calcext:value-type="float">
            <text:p>80817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1385" calcext:value-type="float">
            <text:p>81385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1887" calcext:value-type="float">
            <text:p>81887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2178" calcext:value-type="float">
            <text:p>8217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2536" calcext:value-type="float">
            <text:p>82536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2988" calcext:value-type="float">
            <text:p>82988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3504" calcext:value-type="float">
            <text:p>83504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3955" calcext:value-type="float">
            <text:p>83955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4540" calcext:value-type="float">
            <text:p>84540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5052" calcext:value-type="float">
            <text:p>85052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5566" calcext:value-type="float">
            <text:p>85566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6017" calcext:value-type="float">
            <text:p>86017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6603" calcext:value-type="float">
            <text:p>86603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7121" calcext:value-type="float">
            <text:p>87121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7421" calcext:value-type="float">
            <text:p>87421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7790" calcext:value-type="float">
            <text:p>87790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8256" calcext:value-type="float">
            <text:p>88256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8788" calcext:value-type="float">
            <text:p>88788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9253" calcext:value-type="float">
            <text:p>89253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9856" calcext:value-type="float">
            <text:p>89856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0384" calcext:value-type="float">
            <text:p>90384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0914" calcext:value-type="float">
            <text:p>90914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1379" calcext:value-type="float">
            <text:p>91379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1983" calcext:value-type="float">
            <text:p>91983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2517" calcext:value-type="float">
            <text:p>92517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2826" calcext:value-type="float">
            <text:p>92826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3206" calcext:value-type="float">
            <text:p>93206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3686" calcext:value-type="float">
            <text:p>93686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4234" calcext:value-type="float">
            <text:p>94234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4713" calcext:value-type="float">
            <text:p>94713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5334" calcext:value-type="float">
            <text:p>95334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5878" calcext:value-type="float">
            <text:p>95878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6424" calcext:value-type="float">
            <text:p>96424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6903" calcext:value-type="float">
            <text:p>96903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7525" calcext:value-type="float">
            <text:p>97525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8075" calcext:value-type="float">
            <text:p>98075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8393" calcext:value-type="float">
            <text:p>98393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8784" calcext:value-type="float">
            <text:p>98784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9278" calcext:value-type="float">
            <text:p>99278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9842" calcext:value-type="float">
            <text:p>99842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0335" calcext:value-type="float">
            <text:p>100335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0974" calcext:value-type="float">
            <text:p>100974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1534" calcext:value-type="float">
            <text:p>101534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2096" calcext:value-type="float">
            <text:p>102096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2589" calcext:value-type="float">
            <text:p>102589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3229" calcext:value-type="float">
            <text:p>103229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3795" calcext:value-type="float">
            <text:p>103795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4122" calcext:value-type="float">
            <text:p>104122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4524" calcext:value-type="float">
            <text:p>104524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5032" calcext:value-type="float">
            <text:p>105032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5612" calcext:value-type="float">
            <text:p>105612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6119" calcext:value-type="float">
            <text:p>106119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6776" calcext:value-type="float">
            <text:p>106776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7352" calcext:value-type="float">
            <text:p>107352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930" calcext:value-type="float">
            <text:p>107930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8437" calcext:value-type="float">
            <text:p>108437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9095" calcext:value-type="float">
            <text:p>109095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9677" calcext:value-type="float">
            <text:p>109677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0013" calcext:value-type="float">
            <text:p>110013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0426" calcext:value-type="float">
            <text:p>110426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0948" calcext:value-type="float">
            <text:p>110948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1544" calcext:value-type="float">
            <text:p>111544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2065" calcext:value-type="float">
            <text:p>112065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2740" calcext:value-type="float">
            <text:p>112740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3332" calcext:value-type="float">
            <text:p>113332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3926" calcext:value-type="float">
            <text:p>113926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4447" calcext:value-type="float">
            <text:p>114447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5123" calcext:value-type="float">
            <text:p>115123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5721" calcext:value-type="float">
            <text:p>115721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6066" calcext:value-type="float">
            <text:p>116066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6490" calcext:value-type="float">
            <text:p>116490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7026" calcext:value-type="float">
            <text:p>117026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7638" calcext:value-type="float">
            <text:p>117638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8173" calcext:value-type="float">
            <text:p>118173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8866" calcext:value-type="float">
            <text:p>118866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9474" calcext:value-type="float">
            <text:p>119474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0084" calcext:value-type="float">
            <text:p>120084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0619" calcext:value-type="float">
            <text:p>120619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1313" calcext:value-type="float">
            <text:p>121313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21927" calcext:value-type="float">
            <text:p>121927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22281" calcext:value-type="float">
            <text:p>122281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22716" calcext:value-type="float">
            <text:p>122716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3266" calcext:value-type="float">
            <text:p>123266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3894" calcext:value-type="float">
            <text:p>123894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4443" calcext:value-type="float">
            <text:p>124443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5154" calcext:value-type="float">
            <text:p>125154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5778" calcext:value-type="float">
            <text:p>125778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26404" calcext:value-type="float">
            <text:p>126404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6953" calcext:value-type="float">
            <text:p>126953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7665" calcext:value-type="float">
            <text:p>127665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8295" calcext:value-type="float">
            <text:p>128295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8658" calcext:value-type="float">
            <text:p>128658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9104" calcext:value-type="float">
            <text:p>129104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9668" calcext:value-type="float">
            <text:p>129668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0312" calcext:value-type="float">
            <text:p>130312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0875" calcext:value-type="float">
            <text:p>130875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1604" calcext:value-type="float">
            <text:p>131604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32244" calcext:value-type="float">
            <text:p>132244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32886" calcext:value-type="float">
            <text:p>132886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33449" calcext:value-type="float">
            <text:p>133449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34179" calcext:value-type="float">
            <text:p>134179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4825" calcext:value-type="float">
            <text:p>134825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5197" calcext:value-type="float">
            <text:p>135197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35654" calcext:value-type="float">
            <text:p>135654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6232" calcext:value-type="float">
            <text:p>136232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6892" calcext:value-type="float">
            <text:p>136892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7469" calcext:value-type="float">
            <text:p>137469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8216" calcext:value-type="float">
            <text:p>138216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38872" calcext:value-type="float">
            <text:p>138872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9530" calcext:value-type="float">
            <text:p>139530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0107" calcext:value-type="float">
            <text:p>140107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0855" calcext:value-type="float">
            <text:p>140855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1517" calcext:value-type="float">
            <text:p>141517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1898" calcext:value-type="float">
            <text:p>141898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2366" calcext:value-type="float">
            <text:p>142366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2958" calcext:value-type="float">
            <text:p>142958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3634" calcext:value-type="float">
            <text:p>143634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25" calcext:value-type="float">
            <text:p>144225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990" calcext:value-type="float">
            <text:p>144990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62" calcext:value-type="float">
            <text:p>145662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6336" calcext:value-type="float">
            <text:p>146336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6927" calcext:value-type="float">
            <text:p>146927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7693" calcext:value-type="float">
            <text:p>147693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8371" calcext:value-type="float">
            <text:p>148371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8761" calcext:value-type="float">
            <text:p>148761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9240" calcext:value-type="float">
            <text:p>149240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9846" calcext:value-type="float">
            <text:p>149846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0538" calcext:value-type="float">
            <text:p>150538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1143" calcext:value-type="float">
            <text:p>151143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1926" calcext:value-type="float">
            <text:p>151926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2614" calcext:value-type="float">
            <text:p>152614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3304" calcext:value-type="float">
            <text:p>153304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3909" calcext:value-type="float">
            <text:p>153909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4693" calcext:value-type="float">
            <text:p>154693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5387" calcext:value-type="float">
            <text:p>155387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5786" calcext:value-type="float">
            <text:p>155786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6276" calcext:value-type="float">
            <text:p>156276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6896" calcext:value-type="float">
            <text:p>156896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7604" calcext:value-type="float">
            <text:p>157604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8223" calcext:value-type="float">
            <text:p>158223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9024" calcext:value-type="float">
            <text:p>159024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9728" calcext:value-type="float">
            <text:p>159728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0434" calcext:value-type="float">
            <text:p>160434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1053" calcext:value-type="float">
            <text:p>161053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1855" calcext:value-type="float">
            <text:p>161855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2565" calcext:value-type="float">
            <text:p>162565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2973" calcext:value-type="float">
            <text:p>162973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3474" calcext:value-type="float">
            <text:p>163474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64108" calcext:value-type="float">
            <text:p>164108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4832" calcext:value-type="float">
            <text:p>164832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5465" calcext:value-type="float">
            <text:p>165465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6284" calcext:value-type="float">
            <text:p>166284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7004" calcext:value-type="float">
            <text:p>167004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7726" calcext:value-type="float">
            <text:p>16772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8359" calcext:value-type="float">
            <text:p>168359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9179" calcext:value-type="float">
            <text:p>169179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9905" calcext:value-type="float">
            <text:p>169905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70322" calcext:value-type="float">
            <text:p>170322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70834" calcext:value-type="float">
            <text:p>170834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71482" calcext:value-type="float">
            <text:p>171482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72222" calcext:value-type="float">
            <text:p>1722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72869" calcext:value-type="float">
            <text:p>172869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73706" calcext:value-type="float">
            <text:p>173706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74442" calcext:value-type="float">
            <text:p>17444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5180" calcext:value-type="float">
            <text:p>175180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75827" calcext:value-type="float">
            <text:p>1758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76665" calcext:value-type="float">
            <text:p>176665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77407" calcext:value-type="float">
            <text:p>177407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77833" calcext:value-type="float">
            <text:p>177833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78356" calcext:value-type="float">
            <text:p>178356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79018" calcext:value-type="float">
            <text:p>17901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79774" calcext:value-type="float">
            <text:p>179774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80435" calcext:value-type="float">
            <text:p>180435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81290" calcext:value-type="float">
            <text:p>18129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82042" calcext:value-type="float">
            <text:p>18204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82796" calcext:value-type="float">
            <text:p>182796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83457" calcext:value-type="float">
            <text:p>183457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84313" calcext:value-type="float">
            <text:p>184313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85071" calcext:value-type="float">
            <text:p>185071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5506" calcext:value-type="float">
            <text:p>185506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86040" calcext:value-type="float">
            <text:p>186040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86716" calcext:value-type="float">
            <text:p>186716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7488" calcext:value-type="float">
            <text:p>187488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88163" calcext:value-type="float">
            <text:p>188163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89036" calcext:value-type="float">
            <text:p>189036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89804" calcext:value-type="float">
            <text:p>189804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0574" calcext:value-type="float">
            <text:p>190574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91249" calcext:value-type="float">
            <text:p>191249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2123" calcext:value-type="float">
            <text:p>192123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2897" calcext:value-type="float">
            <text:p>192897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93341" calcext:value-type="float">
            <text:p>193341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93886" calcext:value-type="float">
            <text:p>193886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4576" calcext:value-type="float">
            <text:p>194576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95364" calcext:value-type="float">
            <text:p>195364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6053" calcext:value-type="float">
            <text:p>196053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96944" calcext:value-type="float">
            <text:p>196944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7728" calcext:value-type="float">
            <text:p>197728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98514" calcext:value-type="float">
            <text:p>198514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99203" calcext:value-type="float">
            <text:p>19920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0095" calcext:value-type="float">
            <text:p>200095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0885" calcext:value-type="float">
            <text:p>20088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338" calcext:value-type="float">
            <text:p>201338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894" calcext:value-type="float">
            <text:p>201894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2598" calcext:value-type="float">
            <text:p>202598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3402" calcext:value-type="float">
            <text:p>203402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4105" calcext:value-type="float">
            <text:p>204105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5014" calcext:value-type="float">
            <text:p>205014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5814" calcext:value-type="float">
            <text:p>205814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6616" calcext:value-type="float">
            <text:p>206616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7319" calcext:value-type="float">
            <text:p>207319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8229" calcext:value-type="float">
            <text:p>208229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9035" calcext:value-type="float">
            <text:p>209035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9497" calcext:value-type="float">
            <text:p>209497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10064" calcext:value-type="float">
            <text:p>210064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10782" calcext:value-type="float">
            <text:p>21078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11602" calcext:value-type="float">
            <text:p>211602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12319" calcext:value-type="float">
            <text:p>212319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13246" calcext:value-type="float">
            <text:p>213246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14062" calcext:value-type="float">
            <text:p>21406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14880" calcext:value-type="float">
            <text:p>214880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15597" calcext:value-type="float">
            <text:p>215597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16525" calcext:value-type="float">
            <text:p>216525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17347" calcext:value-type="float">
            <text:p>217347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17818" calcext:value-type="float">
            <text:p>217818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18396" calcext:value-type="float">
            <text:p>21839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19128" calcext:value-type="float">
            <text:p>219128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19964" calcext:value-type="float">
            <text:p>219964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0695" calcext:value-type="float">
            <text:p>220695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1640" calcext:value-type="float">
            <text:p>22164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2472" calcext:value-type="float">
            <text:p>222472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3306" calcext:value-type="float">
            <text:p>223306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24037" calcext:value-type="float">
            <text:p>22403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4983" calcext:value-type="float">
            <text:p>224983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5821" calcext:value-type="float">
            <text:p>225821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6301" calcext:value-type="float">
            <text:p>226301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26890" calcext:value-type="float">
            <text:p>226890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27636" calcext:value-type="float">
            <text:p>227636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28488" calcext:value-type="float">
            <text:p>228488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29233" calcext:value-type="float">
            <text:p>229233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30196" calcext:value-type="float">
            <text:p>230196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1044" calcext:value-type="float">
            <text:p>231044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31894" calcext:value-type="float">
            <text:p>231894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32639" calcext:value-type="float">
            <text:p>232639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33603" calcext:value-type="float">
            <text:p>233603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34457" calcext:value-type="float">
            <text:p>234457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34946" calcext:value-type="float">
            <text:p>234946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35546" calcext:value-type="float">
            <text:p>235546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36306" calcext:value-type="float">
            <text:p>236306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37174" calcext:value-type="float">
            <text:p>23717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37933" calcext:value-type="float">
            <text:p>237933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38914" calcext:value-type="float">
            <text:p>238914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39778" calcext:value-type="float">
            <text:p>239778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644" calcext:value-type="float">
            <text:p>240644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41403" calcext:value-type="float">
            <text:p>241403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42385" calcext:value-type="float">
            <text:p>242385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43255" calcext:value-type="float">
            <text:p>243255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43753" calcext:value-type="float">
            <text:p>243753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44364" calcext:value-type="float">
            <text:p>244364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45138" calcext:value-type="float">
            <text:p>245138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46022" calcext:value-type="float">
            <text:p>246022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46795" calcext:value-type="float">
            <text:p>246795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47794" calcext:value-type="float">
            <text:p>247794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48674" calcext:value-type="float">
            <text:p>248674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49556" calcext:value-type="float">
            <text:p>249556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50329" calcext:value-type="float">
            <text:p>250329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51329" calcext:value-type="float">
            <text:p>251329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52215" calcext:value-type="float">
            <text:p>252215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52722" calcext:value-type="float">
            <text:p>252722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53344" calcext:value-type="float">
            <text:p>253344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54132" calcext:value-type="float">
            <text:p>254132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5032" calcext:value-type="float">
            <text:p>255032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5819" calcext:value-type="float">
            <text:p>255819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56836" calcext:value-type="float">
            <text:p>256836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57732" calcext:value-type="float">
            <text:p>257732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58630" calcext:value-type="float">
            <text:p>258630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59417" calcext:value-type="float">
            <text:p>259417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60435" calcext:value-type="float">
            <text:p>260435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61337" calcext:value-type="float">
            <text:p>261337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61853" calcext:value-type="float">
            <text:p>261853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62486" calcext:value-type="float">
            <text:p>262486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63288" calcext:value-type="float">
            <text:p>263288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64204" calcext:value-type="float">
            <text:p>264204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65005" calcext:value-type="float">
            <text:p>265005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66040" calcext:value-type="float">
            <text:p>266040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66952" calcext:value-type="float">
            <text:p>266952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67866" calcext:value-type="float">
            <text:p>267866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68667" calcext:value-type="float">
            <text:p>268667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69703" calcext:value-type="float">
            <text:p>269703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70621" calcext:value-type="float">
            <text:p>270621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71146" calcext:value-type="float">
            <text:p>271146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71790" calcext:value-type="float">
            <text:p>271790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72606" calcext:value-type="float">
            <text:p>272606</text:p>
          </table:table-cell>
          <table:table-cell table:number-columns-repeated="9"/>
        </table:table-row>
        <table:table-row table:style-name="ro1" table:number-rows-repeated="104793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1T08:45:15.167000000</meta:creation-date>
    <dc:date>2023-12-21T10:30:52.340000000</dc:date>
    <meta:editing-duration>PT16M54S</meta:editing-duration>
    <meta:editing-cycles>1</meta:editing-cycles>
    <meta:document-statistic meta:table-count="1" meta:cell-count="1486" meta:object-count="1"/>
    <meta:generator>LibreOffice/7.1.8.1$Windows_X86_64 LibreOffice_project/e1f30c802c3269a1d052614453f260e49458c82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21cm" svg:y="4.198cm" style:legend-expansion="high" chart:style-name="ch2"/>
        <chart:plot-area chart:style-name="ch3" table:cell-range-address="Blad1.A1:Blad1.B640" svg:x="0.32cm" svg:y="0.18cm" svg:width="13.081cm" svg:height="8.64cm">
          <chart:coordinate-region svg:x="1.714cm" svg:y="0.382cm" svg:width="11.399cm" svg:height="7.78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lad1.B1:Blad1.B640" chart:class="chart:scatter">
            <chart:domain table:cell-range-address="Blad1.A1:Blad1.A640"/>
            <chart:data-point chart:repeated="6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A</text:p>
              </table:table-cell>
              <table:table-cell office:value-type="string">
                <text:p>K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lad1.A1:Blad1.A640</svg:desc>
                </draw:g>
              </table:table-cell>
              <table:table-cell office:value-type="float" office:value="2">
                <text:p>2</text:p>
                <draw:g>
                  <svg:desc>Blad1.B1:Blad1.B6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617">
                <text:p>46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083">
                <text:p>60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813">
                <text:p>68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575">
                <text:p>75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725">
                <text:p>7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078">
                <text:p>80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574">
                <text:p>85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734">
                <text:p>87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039">
                <text:p>90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229">
                <text:p>92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395">
                <text:p>93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497">
                <text:p>94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119">
                <text:p>101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326">
                <text:p>10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680">
                <text:p>10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837">
                <text:p>108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045">
                <text:p>110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227">
                <text:p>112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338">
                <text:p>113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476">
                <text:p>114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844">
                <text:p>11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240">
                <text:p>122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432">
                <text:p>124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626">
                <text:p>126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797">
                <text:p>127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023">
                <text:p>130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221">
                <text:p>132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341">
                <text:p>133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490">
                <text:p>134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3676">
                <text:p>136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073">
                <text:p>140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316">
                <text:p>143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524">
                <text:p>145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919">
                <text:p>149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63">
                <text:p>151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377">
                <text:p>153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506">
                <text:p>155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66">
                <text:p>15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866">
                <text:p>158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6094">
                <text:p>160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6293">
                <text:p>162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6554">
                <text:p>165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6778">
                <text:p>167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7004">
                <text:p>17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7203">
                <text:p>172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7465">
                <text:p>174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7695">
                <text:p>176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8004">
                <text:p>180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8218">
                <text:p>182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8462">
                <text:p>184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8675">
                <text:p>186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8954">
                <text:p>189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9194">
                <text:p>191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9436">
                <text:p>19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9649">
                <text:p>196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0175">
                <text:p>201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0322">
                <text:p>203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0732">
                <text:p>207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0992">
                <text:p>209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1219">
                <text:p>212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516">
                <text:p>215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1772">
                <text:p>217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2030">
                <text:p>220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2257">
                <text:p>222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2555">
                <text:p>225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2817">
                <text:p>228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973">
                <text:p>229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3166">
                <text:p>231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3408">
                <text:p>234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684">
                <text:p>236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925">
                <text:p>239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4512">
                <text:p>245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5343">
                <text:p>25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5621">
                <text:p>256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5786">
                <text:p>257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5990">
                <text:p>259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6246">
                <text:p>26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6538">
                <text:p>265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6793">
                <text:p>267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7414">
                <text:p>274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7704">
                <text:p>277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7959">
                <text:p>279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8293">
                <text:p>282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8587">
                <text:p>285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8761">
                <text:p>287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8976">
                <text:p>289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246">
                <text:p>292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9554">
                <text:p>295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9823">
                <text:p>298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0174">
                <text:p>301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0478">
                <text:p>304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0784">
                <text:p>307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1053">
                <text:p>310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1405">
                <text:p>314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1715">
                <text:p>317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1898">
                <text:p>318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2124">
                <text:p>32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2408">
                <text:p>324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732">
                <text:p>327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3015">
                <text:p>330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3384">
                <text:p>333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3704">
                <text:p>337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4026">
                <text:p>340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4309">
                <text:p>343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4679">
                <text:p>346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5005">
                <text:p>35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5197">
                <text:p>351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5434">
                <text:p>354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5732">
                <text:p>357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6369">
                <text:p>363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6756">
                <text:p>367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7092">
                <text:p>370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7430">
                <text:p>374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8115">
                <text:p>381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8457">
                <text:p>384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8658">
                <text:p>386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8906">
                <text:p>389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9218">
                <text:p>39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9574">
                <text:p>395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9885">
                <text:p>398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0290">
                <text:p>402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0642">
                <text:p>406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0996">
                <text:p>409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1307">
                <text:p>413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1713">
                <text:p>417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2071">
                <text:p>420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2281">
                <text:p>422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2540">
                <text:p>425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2866">
                <text:p>428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3238">
                <text:p>432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3563">
                <text:p>435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3986">
                <text:p>439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4354">
                <text:p>443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4724">
                <text:p>447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5049">
                <text:p>450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5473">
                <text:p>454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5847">
                <text:p>458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6066">
                <text:p>460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6336">
                <text:p>463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6676">
                <text:p>466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7064">
                <text:p>470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47403">
                <text:p>474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7844">
                <text:p>478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8228">
                <text:p>482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8614">
                <text:p>486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8953">
                <text:p>489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9395">
                <text:p>493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9785">
                <text:p>497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0013">
                <text:p>500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0294">
                <text:p>502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0648">
                <text:p>506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1052">
                <text:p>510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1405">
                <text:p>514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1864">
                <text:p>518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2264">
                <text:p>522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2666">
                <text:p>526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3019">
                <text:p>530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3479">
                <text:p>534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3885">
                <text:p>538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4122">
                <text:p>541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4414">
                <text:p>544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4782">
                <text:p>547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5202">
                <text:p>552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5569">
                <text:p>555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6046">
                <text:p>560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6462">
                <text:p>564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6880">
                <text:p>568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7247">
                <text:p>572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7725">
                <text:p>577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8147">
                <text:p>581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8393">
                <text:p>583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8696">
                <text:p>586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9078">
                <text:p>590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9514">
                <text:p>595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9895">
                <text:p>59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0390">
                <text:p>6039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0822">
                <text:p>608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1256">
                <text:p>612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1637">
                <text:p>616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2133">
                <text:p>621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2571">
                <text:p>625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2826">
                <text:p>628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63140">
                <text:p>631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63536">
                <text:p>635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3988">
                <text:p>639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64383">
                <text:p>643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4896">
                <text:p>648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65344">
                <text:p>653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65794">
                <text:p>657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66189">
                <text:p>661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66703">
                <text:p>667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67157">
                <text:p>671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67421">
                <text:p>674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67746">
                <text:p>677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8156">
                <text:p>681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8624">
                <text:p>686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69033">
                <text:p>690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69564">
                <text:p>695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0028">
                <text:p>700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0494">
                <text:p>704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0903">
                <text:p>709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71435">
                <text:p>714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71905">
                <text:p>719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72178">
                <text:p>721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2514">
                <text:p>725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72938">
                <text:p>729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73422">
                <text:p>734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3845">
                <text:p>738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4394">
                <text:p>743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74874">
                <text:p>748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5356">
                <text:p>753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5779">
                <text:p>757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6329">
                <text:p>763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6815">
                <text:p>768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7444">
                <text:p>774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77882">
                <text:p>778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78382">
                <text:p>783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8819">
                <text:p>788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9386">
                <text:p>793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9882">
                <text:p>798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0380">
                <text:p>803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0817">
                <text:p>808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1385">
                <text:p>813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1887">
                <text:p>818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2178">
                <text:p>821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2536">
                <text:p>825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2988">
                <text:p>829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3504">
                <text:p>835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3955">
                <text:p>839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4540">
                <text:p>845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5052">
                <text:p>850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5566">
                <text:p>855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6017">
                <text:p>860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6603">
                <text:p>866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7421">
                <text:p>874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7790">
                <text:p>8779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8256">
                <text:p>882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8788">
                <text:p>887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9253">
                <text:p>892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9856">
                <text:p>898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0384">
                <text:p>903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90914">
                <text:p>909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1379">
                <text:p>913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91983">
                <text:p>919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2517">
                <text:p>925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92826">
                <text:p>928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93206">
                <text:p>932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93686">
                <text:p>936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94234">
                <text:p>942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4713">
                <text:p>947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5334">
                <text:p>953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5878">
                <text:p>958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6424">
                <text:p>964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6903">
                <text:p>969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97525">
                <text:p>975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8075">
                <text:p>980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8393">
                <text:p>983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98784">
                <text:p>987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9278">
                <text:p>992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9842">
                <text:p>998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00335">
                <text:p>1003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0974">
                <text:p>1009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1534">
                <text:p>1015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02096">
                <text:p>1020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02589">
                <text:p>1025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3229">
                <text:p>1032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03795">
                <text:p>1037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4122">
                <text:p>1041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4524">
                <text:p>1045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05032">
                <text:p>1050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5612">
                <text:p>1056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6119">
                <text:p>1061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06776">
                <text:p>1067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07352">
                <text:p>1073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07930">
                <text:p>1079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08437">
                <text:p>1084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09095">
                <text:p>1090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09677">
                <text:p>1096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10013">
                <text:p>1100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10426">
                <text:p>1104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10948">
                <text:p>1109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11544">
                <text:p>1115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12065">
                <text:p>1120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12740">
                <text:p>1127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13332">
                <text:p>1133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13926">
                <text:p>1139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14447">
                <text:p>1144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15123">
                <text:p>1151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15721">
                <text:p>1157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16066">
                <text:p>1160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16490">
                <text:p>11649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17026">
                <text:p>1170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17638">
                <text:p>1176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18173">
                <text:p>1181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18866">
                <text:p>118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19474">
                <text:p>1194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20084">
                <text:p>1200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20619">
                <text:p>1206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21313">
                <text:p>1213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21927">
                <text:p>1219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22281">
                <text:p>1222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22716">
                <text:p>1227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23266">
                <text:p>1232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23894">
                <text:p>1238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24443">
                <text:p>1244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25154">
                <text:p>1251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25778">
                <text:p>1257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26404">
                <text:p>1264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26953">
                <text:p>1269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27665">
                <text:p>1276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28295">
                <text:p>1282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28658">
                <text:p>1286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29104">
                <text:p>1291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29668">
                <text:p>1296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30312">
                <text:p>1303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30875">
                <text:p>130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31604">
                <text:p>1316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32244">
                <text:p>1322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32886">
                <text:p>1328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33449">
                <text:p>1334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34179">
                <text:p>1341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34825">
                <text:p>1348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35197">
                <text:p>1351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35654">
                <text:p>1356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36232">
                <text:p>1362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36892">
                <text:p>1368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37469">
                <text:p>1374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38216">
                <text:p>1382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38872">
                <text:p>1388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39530">
                <text:p>1395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40107">
                <text:p>1401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40855">
                <text:p>1408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41517">
                <text:p>1415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41898">
                <text:p>1418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42366">
                <text:p>1423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42958">
                <text:p>1429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43634">
                <text:p>1436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44225">
                <text:p>1442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44990">
                <text:p>1449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45662">
                <text:p>1456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46336">
                <text:p>1463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46927">
                <text:p>1469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47693">
                <text:p>1476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48371">
                <text:p>1483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48761">
                <text:p>1487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49240">
                <text:p>14924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49846">
                <text:p>1498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50538">
                <text:p>1505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51143">
                <text:p>1511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51926">
                <text:p>1519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52614">
                <text:p>1526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53304">
                <text:p>1533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53909">
                <text:p>1539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54693">
                <text:p>1546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55387">
                <text:p>1553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55786">
                <text:p>1557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56276">
                <text:p>1562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56896">
                <text:p>1568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57604">
                <text:p>1576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58223">
                <text:p>1582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59024">
                <text:p>1590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59728">
                <text:p>1597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60434">
                <text:p>1604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61053">
                <text:p>1610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61855">
                <text:p>1618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62565">
                <text:p>1625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62973">
                <text:p>1629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63474">
                <text:p>1634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64108">
                <text:p>1641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64832">
                <text:p>1648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65465">
                <text:p>1654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66284">
                <text:p>1662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67004">
                <text:p>1670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67726">
                <text:p>1677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68359">
                <text:p>1683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69179">
                <text:p>1691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69905">
                <text:p>1699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70322">
                <text:p>1703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70834">
                <text:p>1708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71482">
                <text:p>1714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72222">
                <text:p>1722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72869">
                <text:p>1728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73706">
                <text:p>1737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74442">
                <text:p>1744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75180">
                <text:p>1751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75827">
                <text:p>1758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76665">
                <text:p>1766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77407">
                <text:p>1774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77833">
                <text:p>1778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78356">
                <text:p>1783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79018">
                <text:p>1790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79774">
                <text:p>1797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80435">
                <text:p>1804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81290">
                <text:p>18129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82042">
                <text:p>1820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82796">
                <text:p>1827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83457">
                <text:p>1834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84313">
                <text:p>1843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85071">
                <text:p>1850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85506">
                <text:p>1855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86040">
                <text:p>18604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86716">
                <text:p>1867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87488">
                <text:p>1874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88163">
                <text:p>1881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89036">
                <text:p>1890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89804">
                <text:p>1898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90574">
                <text:p>1905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91249">
                <text:p>1912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92123">
                <text:p>1921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92897">
                <text:p>1928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93341">
                <text:p>1933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93886">
                <text:p>1938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94576">
                <text:p>1945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95364">
                <text:p>1953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96053">
                <text:p>1960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96944">
                <text:p>1969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97728">
                <text:p>1977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98514">
                <text:p>1985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99203">
                <text:p>1992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00095">
                <text:p>2000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00885">
                <text:p>2008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01338">
                <text:p>2013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01894">
                <text:p>2018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02598">
                <text:p>2025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03402">
                <text:p>2034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04105">
                <text:p>2041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05014">
                <text:p>2050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05814">
                <text:p>2058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06616">
                <text:p>2066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07319">
                <text:p>2073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08229">
                <text:p>2082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09035">
                <text:p>2090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09497">
                <text:p>2094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10064">
                <text:p>2100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10782">
                <text:p>2107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11602">
                <text:p>2116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12319">
                <text:p>2123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13246">
                <text:p>2132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14062">
                <text:p>2140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14880">
                <text:p>21488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15597">
                <text:p>2155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16525">
                <text:p>2165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17347">
                <text:p>2173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17818">
                <text:p>2178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18396">
                <text:p>2183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19128">
                <text:p>2191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19964">
                <text:p>2199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20695">
                <text:p>2206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21640">
                <text:p>22164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22472">
                <text:p>2224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23306">
                <text:p>2233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24037">
                <text:p>2240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24983">
                <text:p>2249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25821">
                <text:p>22582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26301">
                <text:p>2263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26890">
                <text:p>22689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27636">
                <text:p>2276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28488">
                <text:p>2284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29233">
                <text:p>2292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30196">
                <text:p>2301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31044">
                <text:p>2310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31894">
                <text:p>2318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32639">
                <text:p>2326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33603">
                <text:p>2336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34457">
                <text:p>2344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34946">
                <text:p>2349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35546">
                <text:p>2355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36306">
                <text:p>2363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37174">
                <text:p>2371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37933">
                <text:p>2379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38914">
                <text:p>2389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39778">
                <text:p>23977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40644">
                <text:p>2406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41403">
                <text:p>24140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42385">
                <text:p>2423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43255">
                <text:p>2432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43753">
                <text:p>2437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44364">
                <text:p>2443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45138">
                <text:p>2451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46022">
                <text:p>2460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46795">
                <text:p>2467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47794">
                <text:p>2477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48674">
                <text:p>24867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49556">
                <text:p>2495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50329">
                <text:p>2503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51329">
                <text:p>2513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52215">
                <text:p>2522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52722">
                <text:p>2527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53344">
                <text:p>2533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54132">
                <text:p>2541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55032">
                <text:p>2550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55819">
                <text:p>2558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56836">
                <text:p>2568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57732">
                <text:p>2577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58630">
                <text:p>25863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59417">
                <text:p>2594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60435">
                <text:p>2604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61337">
                <text:p>2613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61853">
                <text:p>26185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62486">
                <text:p>2624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63288">
                <text:p>2632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64204">
                <text:p>2642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65005">
                <text:p>2650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66040">
                <text:p>26604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66952">
                <text:p>2669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67866">
                <text:p>2678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68667">
                <text:p>2686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69703">
                <text:p>2697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70621">
                <text:p>2706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71146">
                <text:p>2711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71790">
                <text:p>27179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72606">
                <text:p>2726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